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serif" svg:font-family="serif"/>
    <style:font-face style:name="serif1" svg:font-family="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038a9d"/>
    </style:style>
    <style:style style:name="P3" style:family="paragraph" style:parent-style-name="Text_20_body">
      <style:paragraph-properties fo:text-align="center" style:justify-single-word="false"/>
      <style:text-properties officeooo:paragraph-rsid="0004a327"/>
    </style:style>
    <style:style style:name="P4" style:family="paragraph" style:parent-style-name="Text_20_body">
      <style:paragraph-properties fo:text-align="start" style:justify-single-word="false"/>
      <style:text-properties officeooo:paragraph-rsid="00038a9d"/>
    </style:style>
    <style:style style:name="P5" style:family="paragraph" style:parent-style-name="Text_20_body">
      <style:paragraph-properties fo:text-align="start" style:justify-single-word="false"/>
      <style:text-properties officeooo:paragraph-rsid="00228f27"/>
    </style:style>
    <style:style style:name="P6" style:family="paragraph" style:parent-style-name="Text_20_body">
      <style:paragraph-properties fo:text-align="start" style:justify-single-word="false"/>
      <style:text-properties officeooo:rsid="0004a327" officeooo:paragraph-rsid="0004a327"/>
    </style:style>
    <style:style style:name="P7" style:family="paragraph" style:parent-style-name="Text_20_body">
      <style:text-properties style:font-name="Liberation Serif"/>
    </style:style>
    <style:style style:name="P8" style:family="paragraph" style:parent-style-name="Text_20_body">
      <style:text-properties style:font-name="serif" fo:font-size="10.5pt"/>
    </style:style>
    <style:style style:name="P9" style:family="paragraph" style:parent-style-name="Text_20_body">
      <style:paragraph-properties fo:text-align="start" style:justify-single-word="false"/>
      <style:text-properties style:font-name="serif" fo:font-size="10.5pt" officeooo:rsid="00068899" officeooo:paragraph-rsid="00068899"/>
    </style:style>
    <style:style style:name="P10" style:family="paragraph" style:parent-style-name="Text_20_body">
      <style:paragraph-properties fo:text-align="start" style:justify-single-word="false"/>
      <style:text-properties style:font-name="serif" fo:font-size="10.5pt" officeooo:rsid="0008bef2" officeooo:paragraph-rsid="0008bef2"/>
    </style:style>
    <style:style style:name="P11" style:family="paragraph" style:parent-style-name="Text_20_body">
      <style:paragraph-properties fo:text-align="start" style:justify-single-word="false"/>
      <style:text-properties style:font-name="serif" fo:font-size="10.5pt" fo:font-weight="normal" officeooo:rsid="0008bef2" officeooo:paragraph-rsid="0008bef2" style:font-weight-asian="normal" style:font-weight-complex="normal"/>
    </style:style>
    <style:style style:name="P12" style:family="paragraph" style:parent-style-name="Text_20_body">
      <style:text-properties style:font-name="serif" fo:font-size="10.5pt" officeooo:rsid="001171c1" officeooo:paragraph-rsid="001171c1"/>
    </style:style>
    <style:style style:name="P13" style:family="paragraph" style:parent-style-name="Text_20_body">
      <style:paragraph-properties fo:text-align="start" style:justify-single-word="false"/>
      <style:text-properties style:font-name="serif" fo:font-size="10.5pt" officeooo:paragraph-rsid="00038a9d"/>
    </style:style>
    <style:style style:name="P14" style:family="paragraph" style:parent-style-name="Text_20_body">
      <style:paragraph-properties fo:text-align="start" style:justify-single-word="false"/>
      <style:text-properties style:font-name="serif" fo:font-size="10.5pt" officeooo:rsid="0004a327" officeooo:paragraph-rsid="0004a327"/>
    </style:style>
    <style:style style:name="P15" style:family="paragraph" style:parent-style-name="Text_20_body">
      <style:text-properties officeooo:paragraph-rsid="001171c1"/>
    </style:style>
    <style:style style:name="P16" style:family="paragraph" style:parent-style-name="Text_20_body">
      <style:paragraph-properties fo:text-align="start" style:justify-single-word="false"/>
      <style:text-properties style:font-name="monospace" fo:font-size="10.5pt" officeooo:paragraph-rsid="00038a9d"/>
    </style:style>
    <style:style style:name="P17" style:family="paragraph" style:parent-style-name="Text_20_body">
      <style:paragraph-properties fo:text-align="start" style:justify-single-word="false"/>
      <style:text-properties style:font-name="monospace" fo:font-size="10.5pt" officeooo:rsid="0004a327" officeooo:paragraph-rsid="0004a327"/>
    </style:style>
    <style:style style:name="P18" style:family="paragraph" style:parent-style-name="Text_20_body">
      <style:paragraph-properties fo:text-align="start" style:justify-single-word="false"/>
      <style:text-properties style:font-name="monospace" fo:font-size="10.5pt" officeooo:rsid="0004a327" officeooo:paragraph-rsid="0004a327" style:font-size-asian="12pt" style:font-size-complex="12pt"/>
    </style:style>
    <style:style style:name="P19" style:family="paragraph" style:parent-style-name="Text_20_body">
      <style:paragraph-properties fo:text-align="start" style:justify-single-word="false"/>
      <style:text-properties style:font-name="monospace" fo:font-size="10.5pt" fo:font-weight="bold" officeooo:rsid="0008bef2" officeooo:paragraph-rsid="0008bef2" style:font-weight-asian="bold" style:font-weight-complex="bold"/>
    </style:style>
    <style:style style:name="P20" style:family="paragraph" style:parent-style-name="Text_20_body">
      <style:paragraph-properties style:writing-mode="lr-tb"/>
    </style:style>
    <style:style style:name="P21" style:family="paragraph" style:parent-style-name="Text_20_body">
      <style:paragraph-properties style:writing-mode="lr-tb"/>
      <style:text-properties officeooo:rsid="0013cea5" officeooo:paragraph-rsid="0013cea5"/>
    </style:style>
    <style:style style:name="P22" style:family="paragraph" style:parent-style-name="Text_20_body">
      <style:paragraph-properties style:writing-mode="lr-tb"/>
      <style:text-properties officeooo:rsid="0013cea5" officeooo:paragraph-rsid="0013f3da"/>
    </style:style>
    <style:style style:name="P23" style:family="paragraph" style:parent-style-name="Text_20_body">
      <style:paragraph-properties style:writing-mode="lr-tb"/>
      <style:text-properties style:font-name="serif" fo:font-size="10.5pt"/>
    </style:style>
    <style:style style:name="P24" style:family="paragraph" style:parent-style-name="Text_20_body">
      <style:paragraph-properties style:writing-mode="lr-tb"/>
      <style:text-properties style:font-name="serif" fo:font-size="10.5pt" officeooo:paragraph-rsid="00182241"/>
    </style:style>
    <style:style style:name="P25" style:family="paragraph" style:parent-style-name="Text_20_body">
      <style:paragraph-properties style:writing-mode="lr-tb"/>
      <style:text-properties style:font-name="serif" fo:font-size="10.5pt" officeooo:rsid="0013cea5" officeooo:paragraph-rsid="0013cea5"/>
    </style:style>
    <style:style style:name="P26" style:family="paragraph" style:parent-style-name="Text_20_body">
      <style:paragraph-properties style:writing-mode="lr-tb"/>
      <style:text-properties officeooo:paragraph-rsid="0016d064"/>
    </style:style>
    <style:style style:name="P27" style:family="paragraph" style:parent-style-name="Text_20_body">
      <style:paragraph-properties style:writing-mode="lr-tb"/>
      <style:text-properties style:font-name="monospace" fo:font-size="10.5pt"/>
    </style:style>
    <style:style style:name="P28" style:family="paragraph" style:parent-style-name="Text_20_body">
      <style:paragraph-properties style:writing-mode="lr-tb"/>
      <style:text-properties style:font-name="monospace" fo:font-size="10.5pt" officeooo:rsid="0013cea5" officeooo:paragraph-rsid="0013cea5"/>
    </style:style>
    <style:style style:name="P29" style:family="paragraph" style:parent-style-name="Text_20_body">
      <style:paragraph-properties style:writing-mode="lr-tb"/>
      <style:text-properties style:font-name="monospace" fo:font-size="10.5pt" officeooo:rsid="0013cea5" officeooo:paragraph-rsid="0016d064"/>
    </style:style>
    <style:style style:name="P30" style:family="paragraph" style:parent-style-name="Heading_20_1">
      <style:paragraph-properties fo:text-align="center" style:justify-single-word="false"/>
      <style:text-properties officeooo:rsid="00038a9d" officeooo:paragraph-rsid="00038a9d"/>
    </style:style>
    <style:style style:name="P31" style:family="paragraph" style:parent-style-name="Heading_20_1">
      <style:paragraph-properties fo:text-align="center" style:justify-single-word="false"/>
      <style:text-properties officeooo:rsid="0004a327" officeooo:paragraph-rsid="0004a327"/>
    </style:style>
    <style:style style:name="P32" style:family="paragraph" style:parent-style-name="Heading_20_1">
      <style:paragraph-properties fo:text-align="center" style:justify-single-word="false"/>
    </style:style>
    <style:style style:name="P33" style:family="paragraph" style:parent-style-name="Heading_20_2">
      <style:text-properties style:font-name="Liberation Sans"/>
    </style:style>
    <style:style style:name="T1" style:family="text">
      <style:text-properties style:font-name="serif" fo:font-size="10.5pt"/>
    </style:style>
    <style:style style:name="T2" style:family="text">
      <style:text-properties style:font-name="serif" fo:font-size="10.5pt" officeooo:rsid="0013cea5"/>
    </style:style>
    <style:style style:name="T3" style:family="text">
      <style:text-properties style:font-name="monospace"/>
    </style:style>
    <style:style style:name="T4" style:family="text">
      <style:text-properties style:font-name="monospace" fo:font-size="10.5pt"/>
    </style:style>
    <style:style style:name="T5" style:family="text">
      <style:text-properties style:font-name="monospace" fo:font-size="10.5pt" fo:font-weight="bold" style:font-weight-asian="bold" style:font-weight-complex="bold"/>
    </style:style>
    <style:style style:name="T6" style:family="text">
      <style:text-properties style:font-name="monospace" fo:font-size="10.5pt" officeooo:rsid="001171c1"/>
    </style:style>
    <style:style style:name="T7" style:family="text">
      <style:text-properties style:font-name="monospace" fo:font-size="10.5pt" officeooo:rsid="0013cea5"/>
    </style:style>
    <style:style style:name="T8" style:family="text">
      <style:text-properties style:font-name="monospace" fo:font-weight="bold" style:font-weight-asian="bold" style:font-weight-complex="bold"/>
    </style:style>
    <style:style style:name="T9" style:family="text">
      <style:text-properties style:font-name="monospace" fo:font-weight="bold" officeooo:rsid="0013cea5" style:font-weight-asian="bold" style:font-weight-complex="bold"/>
    </style:style>
    <style:style style:name="T10" style:family="text">
      <style:text-properties style:font-name="monospace" fo:font-weight="bold" officeooo:rsid="00182241" style:font-weight-asian="bold" style:font-weight-complex="bold"/>
    </style:style>
    <style:style style:name="T11" style:family="text">
      <style:text-properties style:font-name="monospace" officeooo:rsid="00107a5b"/>
    </style:style>
    <style:style style:name="T12" style:family="text">
      <style:text-properties style:font-name="monospace" officeooo:rsid="0013cea5"/>
    </style:style>
    <style:style style:name="T13" style:family="text">
      <style:text-properties fo:font-weight="bold" style:font-weight-asian="bold" style:font-weight-complex="bold"/>
    </style:style>
    <style:style style:name="T14" style:family="text">
      <style:text-properties officeooo:rsid="0009f439"/>
    </style:style>
    <style:style style:name="T15" style:family="text">
      <style:text-properties officeooo:rsid="000caa38"/>
    </style:style>
    <style:style style:name="T16" style:family="text">
      <style:text-properties officeooo:rsid="0013cea5"/>
    </style:style>
    <style:style style:name="T17" style:family="text">
      <style:text-properties officeooo:rsid="001d7959"/>
    </style:style>
    <style:style style:name="T18" style:family="text">
      <style:text-properties style:font-name="Liberation Serif" fo:font-size="12pt" officeooo:rsid="0004a327" style:font-size-asian="12pt" style:font-size-complex="12pt"/>
    </style:style>
    <style:style style:name="T19" style:family="text">
      <style:text-properties style:font-name="Liberation Serif" fo:font-size="12pt" fo:font-weight="bold" officeooo:rsid="0004a327" style:font-size-asian="12pt" style:font-weight-asian="bold" style:font-size-complex="12pt" style:font-weight-complex="bold"/>
    </style:style>
    <style:style style:name="T20" style:family="text">
      <style:text-properties style:font-name="serif1" fo:font-size="10pt" style:font-size-asian="10pt" style:font-size-complex="10pt"/>
    </style:style>
    <style:style style:name="T21" style:family="text">
      <style:text-properties style:font-name="serif1" fo:font-size="10pt" officeooo:rsid="00228f27" style:font-size-asian="10pt" style:font-size-complex="10pt"/>
    </style:style>
    <style:style style:name="T22" style:family="text">
      <style:text-properties style:font-name="serif1"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e a new table</text:p>
      <text:p text:style-name="Text_20_body"/>
      <text:h text:style-name="P30" text:outline-level="1">Table Basic</text:h>
      <text:p text:style-name="P2"/>
      <text:p text:style-name="P4"><text:span text:style-name="T1">A table in a relational database is much like a table on paper: It consists of rows and columns. The number and order of the columns is fixed, and each column has a name. The number of rows is variable</text:span>— <text:span text:style-name="T1">it reflects how much data is stored at a given moment. SQL does not make any guarantees about the order of the rows in a table.</text:span></text:p>
      <text:p text:style-name="P13">Each column has a data type. The data type constrains the set of possible values that can be assigned toa column and assigns semantics to the data stored in the column so that it can be used for computations</text:p>
      <text:p text:style-name="P13">Users can also define their own data types.</text:p>
      <text:p text:style-name="P13">To create a table, you use the aptly named CREATE TABLE command. In this command you specify at least a name for the new table, the names of the columns and the data type of each column. For example:</text:p>
      <text:p text:style-name="P4"><text:span text:style-name="T4">CREATE TABLE my_first_table (</text:span><text:span text:style-name="T1"><text:line-break/></text:span><text:span text:style-name="T4">first_column text,</text:span><text:span text:style-name="T1"> <text:line-break/></text:span><text:span text:style-name="T4">second_column integer<text:line-break/>);</text:span></text:p>
      <text:p text:style-name="P16"/>
      <text:p text:style-name="P4"><text:span text:style-name="T1">f you no longer need a table, you can remove it using the DROP TABLE</text:span><text:span text:style-name="T4"> </text:span><text:span text:style-name="T1">command. </text:span></text:p>
      <text:p text:style-name="P16"/>
      <text:h text:style-name="P31" text:outline-level="1">Default Values</text:h>
      <text:p text:style-name="P3"/>
      <text:p text:style-name="P14">When a new row is created and no values are specified for some of the columns, those columns will be filled with their respective default values.</text:p>
      <text:p text:style-name="P14"/>
      <text:p text:style-name="P6"><text:span text:style-name="T4">CREATE TABLE products (</text:span><text:span text:style-name="T1"> <text:line-break/></text:span><text:span text:style-name="T4">product_no integer,</text:span><text:span text:style-name="T1"> <text:line-break/></text:span><text:span text:style-name="T4">name text,</text:span><text:span text:style-name="T1"> <text:line-break/></text:span><text:span text:style-name="T4">price numeric DEFAULT 9.99<text:line-break/>);</text:span></text:p>
      <text:p text:style-name="P17"/>
      <text:p text:style-name="P5"><text:soft-page-break/><text:span text:style-name="T18">The default value </text:span><text:span text:style-name="T19">can be an expression</text:span><text:span text:style-name="T18">, which will be evaluated whenever the default value is inserted(not when the table is created). A common example is for a </text:span><text:span text:style-name="T19">timestamp</text:span><text:span text:style-name="T18"> column to have a default of CURRENT_TIMESTAMP, so that it gets set to the time of row insertion. </text:span>. <text:span text:style-name="T22">Another common example is generating a “serial number” for each row</text:span><text:span text:style-name="T20"><text:line-break/><text:tab/>product_no integer </text:span><text:span text:style-name="Strong_20_Emphasis"><text:span text:style-name="T20">DEFAULT nextval('products_product_no_seq')</text:span></text:span><text:span text:style-name="T20">, /* </text:span><text:span text:style-name="T21">OR SERIAL <text:tab/>product_no </text:span><text:span text:style-name="Strong_20_Emphasis"><text:span text:style-name="T21">SERIAL</text:span></text:span></text:p>
      <text:p text:style-name="P18"/>
      <text:h text:style-name="P32" text:outline-level="1">Generated Columns</text:h>
      <text:p text:style-name="P1"/>
      <text:p text:style-name="P9">A generated column is a special column that is always computed from other columns.</text:p>
      <text:p text:style-name="P9"/>
      <text:p text:style-name="P9">To create a generated column, use the <text:span text:style-name="T3">GENERATED ALWAYS AS</text:span> clause in <text:span text:style-name="T3">CREATE TABLE</text:span>, for example:</text:p>
      <text:p text:style-name="P9"><text:span text:style-name="T3">CREATE TABLE people <text:line-break/>(</text:span> <text:span text:style-name="T3">...,</text:span> <text:line-break/><text:span text:style-name="T3">height_cm numeric,</text:span> <text:line-break/><text:span text:style-name="T3">height_in numeric </text:span><text:span text:style-name="T8">GENERATED ALWAYS AS (height_cm / 2.54) STORED</text:span><text:span text:style-name="T3"><text:line-break/>);</text:span></text:p>
      <text:p text:style-name="P9">The column default is evaluated once when the row is first inserted if no other value was provided; a generated column is updated whenever the row changes and cannot be overridden.</text:p>
      <text:h text:style-name="P32" text:outline-level="1">Constraints</text:h>
      <text:p text:style-name="P10"/>
      <text:p text:style-name="P10">Constraints give you as much control over the data in your tables as you wish. If a user attempts to store data in a column that would violate a constraint, an error is raised. This applies even if the value came from the default value definition.</text:p>
      <text:p text:style-name="P10">You can also give the constraint a separate name. This clarifies error messages and allows you to refer to the constraint when you need to change it.</text:p>
      <text:p text:style-name="P10"><text:span text:style-name="T3">price numeric </text:span><text:span text:style-name="T8">CONSTRAINT positive_price</text:span><text:span text:style-name="T13"> </text:span><text:span text:style-name="T8">CHECK (price &gt; 0)</text:span></text:p>
      <text:p text:style-name="P19"/>
      <text:p text:style-name="P11"><text:span text:style-name="T11">i</text:span>t cannot guarantee that the database will not reach a state in which the constraint condition is false (due to subsequent changes of the other row(s) involved). This would cause a database dump and reload to fail. The reload could fail even when the complete database state is consistent with the constraint, due to rows not being loaded in an order that will satisfy the constraint. If possible, use <text:span text:style-name="T3">UNIQUE</text:span>, <text:span text:style-name="T3">EXCLUDE</text:span>, or <text:span text:style-name="T3">FOREIGN KEY </text:span>constraints to express cross-row and cross-table restrictions</text:p>
      <text:p text:style-name="P11"><text:soft-page-break/>If what you desire is a one-time check against other rows at row insertion, rather than a continuously-maintained consistency guarantee, a custom trigger can be used to implement that.</text:p>
      <text:h text:style-name="Heading_20_2" text:outline-level="2">Check Con<text:span text:style-name="T14">straint</text:span></text:h>
      <text:p text:style-name="P23">It allows you to specify that the value in a certain column must satisfy a Boolean (truth-value) expression. </text:p>
      <text:p text:style-name="P20"><text:span text:style-name="T4">CREATE TABLE products (</text:span><text:span text:style-name="T1"> <text:line-break/></text:span><text:span text:style-name="T4">product_no integer,</text:span><text:span text:style-name="T1"> <text:line-break/></text:span><text:span text:style-name="T4">name text,</text:span><text:span text:style-name="T1"> <text:line-break/></text:span><text:span text:style-name="T4">price numeric </text:span><text:span text:style-name="T5">CHECK (price &gt; 0)</text:span><text:span text:style-name="T4"><text:line-break/>)</text:span></text:p>
      <text:p text:style-name="P27"/>
      <text:p text:style-name="P20"><text:span text:style-name="T4">CREATE TABLE products ( <text:line-break/>product_no integer, <text:line-break/>name text, <text:line-break/></text:span><text:span text:style-name="T5">price numeric CHECK (price &gt; 0), </text:span><text:span text:style-name="T4"><text:line-break/>discounted_price numeric, <text:line-break/></text:span><text:span text:style-name="T5">CHECK (discounted_price &gt; 0 AND price &gt; discounted_price)</text:span><text:span text:style-name="T4"><text:line-break/>);</text:span></text:p>
      <text:p text:style-name="P7">You can also have table <text:span text:style-name="T17">constraint</text:span><text:span text:style-name="T15">.</text:span></text:p>
      <text:p text:style-name="P8">It should be noted that a check constraint is satisfied if the check expression evaluates to true or the null value. Since most expressions will evaluate to the null value if any operand is null, they will not prevent null values in the constrained columns. To ensure that a column does not contain null values,the not-null constraint described in the next section can be used.</text:p>
      <text:h text:style-name="Heading_20_2" text:outline-level="2">Not null</text:h>
      <text:p text:style-name="P12">A not-null constraint simply specifies that a column must not assume the null value.</text:p>
      <text:p text:style-name="P15"><text:span text:style-name="T6">CREATE TABLE products (<text:line-break/></text:span><text:span text:style-name="T4">product_no integer NOT NULL,<text:line-break/></text:span><text:span text:style-name="T6">);</text:span></text:p>
      <text:p text:style-name="P15"><text:span text:style-name="T6">same as</text:span><text:span text:style-name="T1"> constraint </text:span><text:span text:style-name="T4">CHECK (column_name IS NOT NULL)</text:span></text:p>
      <text:h text:style-name="Heading_20_2" text:outline-level="2">Unique Constraints</text:h>
      <text:p text:style-name="P23">Unique constraints ensure that the data contained in a column, or a group of columns, is unique among all the rows in the table.</text:p>
      <text:p text:style-name="P20"><text:span text:style-name="T4">CREATE TABLE products (</text:span><text:span text:style-name="T1"> <text:line-break/></text:span><text:span text:style-name="T4">product_no integer UNIQUE,</text:span><text:span text:style-name="T1"> <text:line-break/></text:span><text:span text:style-name="T4">name text,</text:span><text:span text:style-name="T1"> <text:line-break/></text:span><text:soft-page-break/><text:span text:style-name="T4">price numeric<text:line-break/>);</text:span></text:p>
      <text:p text:style-name="P25">or</text:p>
      <text:p text:style-name="P21"><text:span text:style-name="T4">CREATE TABLE products (</text:span><text:span text:style-name="T1"> <text:line-break/></text:span><text:span text:style-name="T4">product_no integer,</text:span><text:span text:style-name="T1"> <text:line-break/></text:span><text:span text:style-name="T4">name text,</text:span><text:span text:style-name="T1"> <text:line-break/></text:span><text:span text:style-name="T4">price numeric<text:line-break/>UNIQUE(product_no)<text:line-break/>);</text:span></text:p>
      <text:p text:style-name="P28">To define a unique constraint for a group of columns,</text:p>
      <text:p text:style-name="P22"><text:span text:style-name="T4">CREATE TABLE products (</text:span><text:span text:style-name="T1"> <text:line-break/></text:span><text:span text:style-name="T4">product_no integer,</text:span><text:span text:style-name="T1"> <text:line-break/></text:span><text:span text:style-name="T4">name text,</text:span><text:span text:style-name="T1"> <text:line-break/></text:span><text:span text:style-name="T4">price numeric<text:line-break/></text:span><text:span text:style-name="T5">UNIQUE(product_no, price)</text:span><text:span text:style-name="T4"><text:line-break/>);</text:span></text:p>
      <text:h text:style-name="Heading_20_2" text:outline-level="2">Primary Keys</text:h>
      <text:p text:style-name="P23">A primary key constraint indicates that a column, or group of columns, can be used as a unique identifier for rows in the table. This requires that the values be both unique and not null. </text:p>
      <text:p text:style-name="P26"><text:span text:style-name="T7">CREATE TABLE products (</text:span><text:span text:style-name="T2"> <text:line-break/></text:span><text:span text:style-name="T7">product_no integer </text:span><text:span text:style-name="T5">PRIMARY KEY</text:span><text:span text:style-name="T7">,</text:span><text:span text:style-name="T2"> <text:line-break/></text:span><text:span text:style-name="T7">name text,</text:span><text:span text:style-name="T2"> <text:line-break/></text:span><text:span text:style-name="T7">price numeric<text:line-break/>);</text:span></text:p>
      <text:p text:style-name="P29"><text:line-break/>Primary keys can span more than one column;</text:p>
      <text:p text:style-name="P24"><text:span text:style-name="T12">CREATE TABLE products (</text:span><text:span text:style-name="T16"> <text:line-break/></text:span><text:span text:style-name="T12">product_no integer,</text:span><text:span text:style-name="T16"> <text:line-break/></text:span><text:span text:style-name="T12">name text,</text:span><text:span text:style-name="T16"> <text:line-break/></text:span><text:span text:style-name="T12">price numeric,<text:line-break/></text:span><text:span text:style-name="T9">PRIMARY KEY</text:span><text:span text:style-name="T10">(</text:span><text:span text:style-name="T9">product_no, price</text:span><text:span text:style-name="T10">)</text:span><text:span text:style-name="T12"><text:line-break/>);</text:span></text:p>
      <text:h text:style-name="P33" text:outline-level="2"><text:span text:style-name="T16">F</text:span>oreign Key</text:h>
      <text:p text:style-name="P20"><text:span text:style-name="T1">A foreign key constraint specifies that the values in a column (or a group of columns) must match the values appearing in some row of another table. We say this maintains the referential integrity</text:span><text:span text:style-name="T4"> </text:span><text:span text:style-name="T1">between two related tabl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serif" svg:font-family="serif"/>
    <style:font-face style:name="serif1" svg:font-family="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2T22:28:17.527894255</meta:creation-date>
    <dc:date>2022-10-06T22:27:43.871945570</dc:date>
    <meta:editing-duration>PT4H12M44S</meta:editing-duration>
    <meta:editing-cycles>27</meta:editing-cycles>
    <meta:generator>LibreOffice/6.4.7.2$Linux_X86_64 LibreOffice_project/40$Build-2</meta:generator>
    <meta:document-statistic meta:table-count="0" meta:image-count="0" meta:object-count="0" meta:page-count="4" meta:paragraph-count="47" meta:word-count="914" meta:character-count="5419" meta:non-whitespace-character-count="4516"/>
  </office:meta>
</office:document-meta>
</file>